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b03b" officeooo:paragraph-rsid="001bb03b"/>
    </style:style>
    <style:style style:name="P2" style:family="paragraph" style:parent-style-name="Table_20_Contents">
      <style:text-properties officeooo:rsid="001a7c91" officeooo:paragraph-rsid="001a7c91"/>
    </style:style>
    <style:style style:name="P3" style:family="paragraph" style:parent-style-name="Table_20_Contents">
      <style:text-properties officeooo:rsid="001bb03b" officeooo:paragraph-rsid="001bb03b"/>
    </style:style>
    <style:style style:name="P4" style:family="paragraph" style:parent-style-name="Standard">
      <style:text-properties officeooo:rsid="001bb03b" officeooo:paragraph-rsid="001bb03b"/>
    </style:style>
    <style:style style:name="P5" style:family="paragraph" style:parent-style-name="Standard">
      <style:text-properties officeooo:rsid="00204d5f" officeooo:paragraph-rsid="00204d5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bb03b"/>
    </style:style>
    <style:style style:name="T4" style:family="text">
      <style:text-properties fo:font-weight="bold" officeooo:rsid="001d961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s text:c="68"/><text:span text:style-name="T4">TIMELIN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ntative Meeting Dates</text:p>
          </table:table-cell>
          <table:table-cell table:style-name="Table1.B1" office:value-type="string">
            <text:p text:style-name="P2">Discussion Outcome</text:p>
          </table:table-cell>
        </table:table-row>
        <table:table-row>
          <table:table-cell table:style-name="Table1.A2" office:value-type="string">
            <text:p text:style-name="P2">31<text:span text:style-name="T1">st</text:span> March</text:p>
          </table:table-cell>
          <table:table-cell table:style-name="Table1.B2" office:value-type="string">
            <text:p text:style-name="P2">Sketch the outline of Wrapper method <text:span text:style-name="T3">using Brute force technique and discuss the responsibilities of each group member </text:span></text:p>
          </table:table-cell>
        </table:table-row>
        <table:table-row>
          <table:table-cell table:style-name="Table1.A2" office:value-type="string">
            <text:p text:style-name="P2">4<text:span text:style-name="T1">th</text:span> April</text:p>
          </table:table-cell>
          <table:table-cell table:style-name="Table1.B2" office:value-type="string">
            <text:p text:style-name="P3">Start working on Part I <text:s/>(Map Reduce technique) </text:p>
          </table:table-cell>
        </table:table-row>
        <table:table-row>
          <table:table-cell table:style-name="Table1.A2" office:value-type="string">
            <text:p text:style-name="P2">8<text:span text:style-name="T1">th</text:span> April </text:p>
          </table:table-cell>
          <table:table-cell table:style-name="Table1.B2" office:value-type="string">
            <text:p text:style-name="P3">Continue with Part I if required </text:p>
          </table:table-cell>
        </table:table-row>
        <table:table-row>
          <table:table-cell table:style-name="Table1.A2" office:value-type="string">
            <text:p text:style-name="P2">11<text:span text:style-name="T1">th</text:span> April</text:p>
          </table:table-cell>
          <table:table-cell table:style-name="Table1.B2" office:value-type="string">
            <text:p text:style-name="P3">Start implementing Part II (Wrapper method)</text:p>
          </table:table-cell>
        </table:table-row>
        <table:table-row>
          <table:table-cell table:style-name="Table1.A2" office:value-type="string">
            <text:p text:style-name="P2">2<text:span text:style-name="T3">0</text:span><text:span text:style-name="T1">th</text:span> April</text:p>
          </table:table-cell>
          <table:table-cell table:style-name="Table1.B2" office:value-type="string">
            <text:p text:style-name="P3">Aimed to complete project </text:p>
          </table:table-cell>
        </table:table-row>
      </table:table>
      <text:p text:style-name="Standard"/>
      <text:p text:style-name="Standard"/>
      <text:p text:style-name="P5">This was our proposed timeline sheet , we tried to stick to it . Wrapper methods are implemented by April 11<text:span text:style-name="T1">th</text:span> for Phase 2 submission. We planned to look into the Mlib part latter but we also got hold of that and sketched out their implementation in Spark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38:02.280686719</meta:creation-date>
    <dc:date>2018-04-13T22:39:08.751044142</dc:date>
    <meta:editing-duration>PT3M19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106" meta:character-count="691" meta:non-whitespace-character-count="525"/>
  </office:meta>
</office:document-meta>
</file>